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6mm" style:rel-column-width="2137*"/>
    </style:style>
    <style:style style:name="Таблица1.C" style:family="table-column">
      <style:table-column-properties style:column-width="8.01mm" style:rel-column-width="2854*"/>
    </style:style>
    <style:style style:name="Таблица1.D" style:family="table-column">
      <style:table-column-properties style:column-width="70.01mm" style:rel-column-width="24952*"/>
    </style:style>
    <style:style style:name="Таблица1.E" style:family="table-column">
      <style:table-column-properties style:column-width="63.01mm" style:rel-column-width="22456*"/>
    </style:style>
    <style:style style:name="Таблица1.F" style:family="table-column">
      <style:table-column-properties style:column-width="10mm" style:rel-column-width="3564*"/>
    </style:style>
    <style:style style:name="Таблица1.G" style:family="table-column">
      <style:table-column-properties style:column-width="20.87mm" style:rel-column-width="7435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8.01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A33" style:family="table-cell">
      <style:table-cell-properties style:vertical-align="middle" fo:padding="0mm" fo:border="none"/>
    </style:style>
    <style:style style:name="Таблица1.B33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1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110mm" style:rel-column-width="39205*"/>
    </style:style>
    <style:style style:name="Таблица2.G" style:family="table-column">
      <style:table-column-properties style:column-width="8.89mm" style:rel-column-width="3166*"/>
    </style:style>
    <style:style style:name="Таблица2.1" style:family="table-row">
      <style:table-row-properties style:row-height="4.9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2" style:family="table-row">
      <style:table-row-properties style:row-height="1.99mm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3" style:family="table-row">
      <style:table-row-properties style:row-height="2.89mm"/>
    </style:style>
    <style:style style:name="Таблица2.A4" style:family="table-cell">
      <style:table-cell-properties style:vertical-align="middle" fo:padding="0mm" fo:border="none"/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3" style:family="paragraph" style:parent-style-name="Table_20_Contents">
      <style:paragraph-properties fo:text-align="start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" fo:font-style="normal" style:font-style-asian="normal" style:font-style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tyle="normal" officeooo:rsid="002a93c4" officeooo:paragraph-rsid="002a93c4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15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P16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" fo:font-style="normal" officeooo:rsid="002a93c4" officeooo:paragraph-rsid="002a93c4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top" style:vertical-rel="page-content" style:horizontal-pos="right" style:horizontal-rel="page-content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bottom" style:vertical-rel="page-content" style:horizontal-pos="left" style:horizontal-rel="page-content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-content" style:horizontal-pos="right" style:horizontal-rel="page-content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" style:horizontal-pos="right" style:horizontal-rel="page-content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85mm" svg:height="271.99mm" draw:z-index="1">
        <draw:text-box>
          <table:table table:name="Таблица1" table:style-name="Таблица1">
            <table:table-column table:style-name="Таблица1.A" table:number-columns-repeated="2"/>
            <table:table-column table:style-name="Таблица1.C"/>
            <table:table-column table:style-name="Таблица1.D"/>
            <table:table-column table:style-name="Таблица1.E"/>
            <table:table-column table:style-name="Таблица1.F"/>
            <table:table-column table:style-name="Таблица1.G"/>
            <table:table-row table:style-name="Таблица1.1">
              <table:table-cell table:style-name="Таблица1.A1" office:value-type="string">
                <text:p text:style-name="P2">Формат</text:p>
              </table:table-cell>
              <table:table-cell table:style-name="Таблица1.B1" office:value-type="string">
                <text:p text:style-name="P3">Зона</text:p>
              </table:table-cell>
              <table:table-cell table:style-name="Таблица1.B1" office:value-type="string">
                <text:p text:style-name="P4">Поз.</text:p>
              </table:table-cell>
              <table:table-cell table:style-name="Таблица1.B1" office:value-type="string">
                <text:p text:style-name="P6">Обозначение</text:p>
              </table:table-cell>
              <table:table-cell table:style-name="Таблица1.B1" office:value-type="string">
                <text:p text:style-name="P6">Наименование</text:p>
              </table:table-cell>
              <table:table-cell table:style-name="Таблица1.B1" office:value-type="string">
                <text:p text:style-name="P4">Кол.</text:p>
              </table:table-cell>
              <table:table-cell table:style-name="Таблица1.B1" office:value-type="string">
                <text:p text:style-name="P5">Приме-</text:p>
                <text:p text:style-name="P5">чание</text:p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D2" office:value-type="string">
                <text:p text:style-name="P8"/>
              </table:table-cell>
              <table:table-cell table:style-name="Таблица1.B2" office:value-type="string">
                <text:p text:style-name="P7"/>
              </table:table-cell>
              <table:table-cell table:style-name="Таблица1.B2" office:value-type="string">
                <text:p text:style-name="P7"/>
              </table:table-cell>
            </table:table-row>
            <table:table-row table:style-name="Таблица1.2">
              <table:table-cell table:style-name="Таблица1.A33" office:value-type="string">
                <text:p text:style-name="P7"/>
              </table:table-cell>
              <table:table-cell table:style-name="Таблица1.B33" office:value-type="string">
                <text:p text:style-name="P7"/>
              </table:table-cell>
              <table:table-cell table:style-name="Таблица1.B33" office:value-type="string">
                <text:p text:style-name="P7"/>
              </table:table-cell>
              <table:table-cell table:style-name="Таблица1.D33" office:value-type="string">
                <text:p text:style-name="P8"/>
              </table:table-cell>
              <table:table-cell table:style-name="Таблица1.D33" office:value-type="string">
                <text:p text:style-name="P8"/>
              </table:table-cell>
              <table:table-cell table:style-name="Таблица1.B33" office:value-type="string">
                <text:p text:style-name="P7"/>
              </table:table-cell>
              <table:table-cell table:style-name="Таблица1.B33" office:value-type="string">
                <text:p text:style-name="P7"/>
              </table:table-cell>
            </table:table-row>
          </table:table>
          <text:p text:style-name="Frame_20_contents"/>
        </draw:text-box>
      </draw:frame>
      <draw:frame draw:style-name="fr2" draw:name="Врезка4" text:anchor-type="page" text:anchor-page-number="1" svg:width="11.99mm" svg:height="144.99mm" draw:z-index="0">
        <draw:text-box>
          <table:table table:name="Таблица3" table:style-name="Таблица3">
            <table:table-column table:style-name="Таблица3.A"/>
            <table:table-column table:style-name="Таблица3.B"/>
            <table:table-row table:style-name="Таблица3.1">
              <table:table-cell table:style-name="Таблица3.A1" office:value-type="string">
                <text:p text:style-name="P12">Подп. дата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1" office:value-type="string">
                <text:p text:style-name="P12">Инв. № дубл.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1" office:value-type="string">
                <text:p text:style-name="P12">Взам. инв. №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4">
              <table:table-cell table:style-name="Таблица3.A1" office:value-type="string">
                <text:p text:style-name="P12">Подп. и дата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5" office:value-type="string">
                <text:p text:style-name="P12">Инв. № подл.</text:p>
              </table:table-cell>
              <table:table-cell table:style-name="Таблица3.B5" office:value-type="string">
                <text:p text:style-name="P13"/>
              </table:table-cell>
            </table:table-row>
          </table:table>
          <text:p text:style-name="Frame_20_contents"/>
        </draw:text-box>
      </draw:frame>
      <draw:frame draw:style-name="fr3" draw:name="Врезка2" text:anchor-type="page" text:anchor-page-number="1" svg:width="185mm" svg:height="14.99mm" draw:z-index="2">
        <draw:text-box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column table:style-name="Таблица2.B"/>
            <table:table-column table:style-name="Таблица2.F"/>
            <table:table-column table:style-name="Таблица2.G"/>
            <table:table-row table:style-name="Таблица2.1">
              <table:table-cell table:style-name="Таблица2.A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B1" office:value-type="string">
                <text:p text:style-name="P9"/>
              </table:table-cell>
              <table:table-cell table:style-name="Таблица2.F1" table:number-rows-spanned="4" office:value-type="string">
                <text:p text:style-name="P14"/>
              </table:table-cell>
              <table:table-cell table:style-name="Таблица2.G1" table:number-rows-spanned="2" office:value-type="string">
                <text:p text:style-name="P10">Лист</text:p>
              </table:table-cell>
            </table:table-row>
            <table:table-row table:style-name="Таблица2.2">
              <table:table-cell table:style-name="Таблица2.A2" table:number-rows-spanned="2" office:value-type="string">
                <text:p text:style-name="P9"/>
              </table:table-cell>
              <table:table-cell table:style-name="Таблица2.G1" table:number-rows-spanned="2" office:value-type="string">
                <text:p text:style-name="P9"/>
              </table:table-cell>
              <table:table-cell table:style-name="Таблица2.G1" table:number-rows-spanned="2" office:value-type="string">
                <text:p text:style-name="P9"/>
              </table:table-cell>
              <table:table-cell table:style-name="Таблица2.G1" table:number-rows-spanned="2" office:value-type="string">
                <text:p text:style-name="P9"/>
              </table:table-cell>
              <table:table-cell table:style-name="Таблица2.G1" table:number-rows-spanned="2" office:value-type="string">
                <text:p text:style-name="P9"/>
              </table:table-cell>
              <table:covered-table-cell/>
              <table:covered-table-cell/>
            </table:table-row>
            <table:table-row table:style-name="Таблица2.3"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Таблица2.F1" table:number-rows-spanned="2" office:value-type="string">
                <text:p text:style-name="P11"/>
              </table:table-cell>
            </table:table-row>
            <table:table-row table:style-name="Таблица2.1">
              <table:table-cell table:style-name="Таблица2.A4" office:value-type="string">
                <text:p text:style-name="P15">Изм.</text:p>
              </table:table-cell>
              <table:table-cell table:style-name="Таблица2.F1" office:value-type="string">
                <text:p text:style-name="P15">Лист</text:p>
              </table:table-cell>
              <table:table-cell table:style-name="Таблица2.F1" office:value-type="string">
                <text:p text:style-name="P16">№ докум.</text:p>
              </table:table-cell>
              <table:table-cell table:style-name="Таблица2.F1" office:value-type="string">
                <text:p text:style-name="P15">Подп.</text:p>
              </table:table-cell>
              <table:table-cell table:style-name="Таблица2.F1" office:value-type="string">
                <text:p text:style-name="P15">Дата</text:p>
              </table:table-cell>
              <table:covered-table-cell/>
              <table:covered-table-cell/>
            </table:table-row>
          </table:table>
          <text:p text:style-name="Frame_20_contents"/>
        </draw:text-box>
      </draw:frame>
      <text:p text:style-name="Standard"><draw:frame draw:style-name="fr4" draw:name="Врезка5" text:anchor-type="paragraph" svg:width="110mm" svg:height="4.99mm" draw:z-index="3"><draw:text-box><text:p text:style-name="P1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6T09:01:12</dc:date>
    <dc:creator>Константин </dc:creator>
    <meta:editing-duration>PT5H33M39S</meta:editing-duration>
    <meta:editing-cycles>18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3" meta:image-count="0" meta:object-count="0" meta:page-count="1" meta:paragraph-count="20" meta:word-count="32" meta:character-count="158" meta:non-whitespace-character-count="146"/>
  </office:meta>
</office:document-meta>
</file>